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319ED5FE60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 style:list-style-name="L1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2.481cm" fo:min-width="2.231cm" fo:padding-top="0.139cm" fo:padding-bottom="0.139cm" fo:padding-left="0.264cm" fo:padding-right="0.264cm" draw:shadow="hidden" draw:shadow-offset-x="0.2cm" draw:shadow-offset-y="0.2cm" draw:shadow-color="#808080" loext:decorative="false"/>
    </style:style>
    <style:style style:name="gr4" style:family="graphic" style:parent-style-name="standard" style:list-style-name="L1">
      <style:graphic-properties draw:stroke="solid" draw:stroke-dash="Dashed_20__28_var_29__20_4" svg:stroke-width="0.212cm" svg:stroke-color="#ffffff" draw:marker-start="" draw:marker-start-width="0.442cm" draw:marker-start-center="false" draw:marker-end="" draw:marker-end-width="0.442cm" draw:marker-end-center="false" draw:stroke-linejoin="round" svg:stroke-linecap="round" draw:fill="solid" draw:fill-color="#729fcf" draw:textarea-horizontal-align="center" draw:textarea-vertical-align="middle" fo:padding-top="0.231cm" fo:padding-bottom="0.231cm" fo:padding-left="0.356cm" fo:padding-right="0.356cm" draw:shadow="hidden" draw:shadow-offset-x="0.2cm" draw:shadow-offset-y="0.2cm" draw:shadow-color="#808080" loext:decorative="false"/>
    </style:style>
    <style:style style:name="gr5" style:family="graphic" style:parent-style-name="standard" style:list-style-name="L1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2.481cm" fo:min-width="2.231cm" fo:padding-top="0.139cm" fo:padding-bottom="0.139cm" fo:padding-left="0.264cm" fo:padding-right="0.264cm" draw:shadow="hidden" draw:shadow-offset-x="0.2cm" draw:shadow-offset-y="0.2cm" draw:shadow-color="#808080" loext:decorative="false"/>
    </style:style>
    <style:style style:name="gr6" style:family="graphic" style:parent-style-name="standard" style:list-style-name="L1">
      <style:graphic-properties draw:stroke="solid" draw:stroke-dash="Dashed_20__28_var_29__20_4" svg:stroke-width="0.212cm" svg:stroke-color="#ffffff" draw:marker-start="" draw:marker-start-width="0.442cm" draw:marker-start-center="false" draw:marker-end="" draw:marker-end-width="0.442cm" draw:marker-end-center="false" draw:stroke-linejoin="round" svg:stroke-linecap="round" draw:fill="solid" draw:fill-color="#729fcf" draw:textarea-horizontal-align="center" draw:textarea-vertical-align="middle" fo:padding-top="0.231cm" fo:padding-bottom="0.231cm" fo:padding-left="0.356cm" fo:padding-right="0.356cm" draw:shadow="hidden" draw:shadow-offset-x="0.2cm" draw:shadow-offset-y="0.2cm" draw:shadow-color="#808080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85cm" loext:decorative="false"/>
      <style:paragraph-properties style:writing-mode="lr-tb"/>
    </style:style>
    <style:style style:name="pr1" style:family="presentation" style:parent-style-name="Forestbird-title">
      <style:graphic-properties draw:auto-grow-height="true" fo:min-height="4.589cm" loext:decorative="false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Forestbird-subtitle">
      <style:graphic-properties draw:fill-color="#ffffff" fo:min-height="10.414cm" loext:decorative="false"/>
      <style:paragraph-properties style:writing-mode="lr-tb"/>
    </style:style>
    <style:style style:name="pr5" style:family="presentation" style:parent-style-name="Forestbird-subtitle">
      <style:graphic-properties draw:fill-color="#ffffff" fo:min-height="11.592cm" loext:decorative="false"/>
      <style:paragraph-properties style:writing-mode="lr-tb"/>
    </style:style>
    <style:style style:name="pr6" style:family="presentation" style:parent-style-name="Forestbird-notes">
      <style:graphic-properties draw:fill-color="#ffffff" draw:auto-grow-height="false" fo:min-height="12.573cm" loext:decorative="false"/>
      <style:paragraph-properties style:writing-mode="lr-tb"/>
    </style:style>
    <style:style style:name="pr7" style:family="presentation" style:parent-style-name="Forestbird-subtitle">
      <style:graphic-properties draw:fill-color="#ffffff" draw:auto-grow-height="true" fo:min-height="11.132cm" loext:decorative="false"/>
      <style:paragraph-properties style:writing-mode="lr-tb"/>
    </style:style>
    <style:style style:name="pr8" style:family="presentation" style:parent-style-name="Forestbird_5f_-subtitle">
      <style:graphic-properties draw:fill-color="#ffffff" fo:min-height="10.414cm" loext:decorative="false"/>
      <style:paragraph-properties style:writing-mode="lr-tb"/>
    </style:style>
    <style:style style:name="pr9" style:family="presentation" style:parent-style-name="Forestbird_5f_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text-properties fo:font-style="italic" style:font-style-asian="italic" style:font-style-complex="italic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-color="#ffffff"/>
      <style:text-properties fo:font-size="32pt"/>
    </style:style>
    <style:style style:name="P8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3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draw:frame presentation:style-name="pr1" draw:layer="layout" svg:width="25cm" svg:height="5.736cm" svg:x="1.5cm" svg:y="0.697cm" presentation:class="title" presentation:user-transformed="true">
          <draw:text-box>
            <text:p text:style-name="P1">QtNoid2<text:line-break/><text:line-break/><text:span text:style-name="T1">API for Qt Projects</text:span><text:span text:style-name="T1"><text:line-break/></text:span><text:span text:style-name="T1">Version 2.0</text:span><text:span text:style-name="T1"><text:line-break/></text:span><text:span text:style-name="T1"/></text:p>
          </draw:text-box>
        </draw:frame>
        <draw:frame presentation:style-name="pr2" draw:text-style-name="P2" draw:layer="layout" svg:width="25cm" svg:height="9.5cm" svg:x="1.5cm" svg:y="3.5cm" presentation:class="subtitle">
          <draw:text-box>
            <text:p text:style-name="P1">User Stories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32">
        <draw:frame presentation:style-name="pr4" draw:text-style-name="P2" draw:layer="layout" svg:width="24.799cm" svg:height="10.414cm" svg:x="0.8cm" svg:y="2.54cm" presentation:class="subtitle" presentation:user-transformed="true">
          <draw:text-box>
            <text:p text:style-name="P1">Add a JSON lib with Text To JSOn and the JSON editor.</text:p>
            <text:p text:style-name="P1">Text2JSON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2T32">
        <draw:frame presentation:style-name="pr5" draw:text-style-name="P2" draw:layer="layout" svg:width="25cm" svg:height="11.592cm" svg:x="1.5cm" svg:y="0.5cm" presentation:class="subtitle">
          <draw:text-box>
            <text:p>Add a UI Lib to automatically convert ParamterList into a Settings Page in GUI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2T32">
        <draw:frame presentation:style-name="pr7" draw:text-style-name="P2" draw:layer="layout" svg:width="24.799cm" svg:height="11.132cm" svg:x="0.8cm" svg:y="3.6cm" presentation:class="subtitle" presentation:placeholder="true" presentation:user-transformed="true">
          <draw:text-box/>
        </draw:frame>
        <draw:g draw:name="status-ok_1" draw:style-name="gr2">
          <draw:custom-shape draw:style-name="gr3" draw:text-style-name="P3" draw:layer="layout" svg:width="3.901cm" svg:height="3.901cm" svg:x="0.417cm" svg:y="0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4" draw:text-style-name="P4" draw:layer="layout" svg:width="1.871cm" svg:height="1.427cm" svg:x="1.431cm" svg:y="1.404cm" svg:viewBox="0 0 1872 1428" draw:points="0,796 640,1428 1872,0">
            <text:p/>
          </draw:polyline>
        </draw:g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2T32">
        <draw:frame presentation:style-name="pr7" draw:text-style-name="P5" draw:layer="layout" svg:width="24.799cm" svg:height="11.132cm" svg:x="0.762cm" svg:y="1.016cm" presentation:class="subtitle" presentation:user-transformed="true">
          <draw:text-box>
            <text:p><text:span text:style-name="T1">Release 2.1.0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restbird_5f_" presentation:presentation-page-layout-name="AL2T32">
        <draw:frame presentation:style-name="pr8" draw:text-style-name="P7" draw:layer="layout" svg:width="24.799cm" svg:height="10.414cm" svg:x="0.8cm" svg:y="2.539cm" presentation:class="subtitle" presentation:user-transformed="true">
          <draw:text-box>
            <text:p text:style-name="P1"><text:span text:style-name="T2">Add API to get class name for configuration file</text:span></text:p>
            <text:p text:style-name="P1"><text:span text:style-name="T2">Maybe I can define config file as a new class</text:span></text:p>
            <text:p text:style-name="P6"><text:span text:style-name="T3"/></text:p>
            <text:p text:style-name="P6"><text:span text:style-name="T3">static QString iniFilePath();</text:span></text:p>
            <text:p text:style-name="P6"><text:span text:style-name="T3">static QString iniGroupNameFromClass(const QObject* ref);</text:span></text:p>
            <text:p text:style-name="P6"><text:span text:style-name="T3">static QString iniGroupNameFromObjectName(const QObject* ref);</text:span></text:p>
            <text:p text:style-name="P6"><text:span text:style-name="T3"><text:s text:c="4"/>static QString iniFileAsAppSibling(); → change to config file as AppSibling with optionale extension</text:span></text:p>
            <text:p text:style-name="P6"><text:span text:style-name="T2"/></text:p>
          </draw:text-box>
        </draw:frame>
        <draw:g draw:name="status-ok_ 1" draw:style-name="gr2">
          <draw:custom-shape draw:style-name="gr5" draw:text-style-name="P3" draw:layer="layout" svg:width="3.901cm" svg:height="3.901cm" svg:x="0.418cm" svg:y="0.1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6" draw:text-style-name="P4" draw:layer="layout" svg:width="1.871cm" svg:height="1.427cm" svg:x="1.432cm" svg:y="1.405cm" svg:viewBox="0 0 1872 1428" draw:points="0,796 640,1428 1872,0">
            <text:p/>
          </draw:polyline>
        </draw:g>
        <draw:frame draw:style-name="gr7" draw:text-style-name="P8" draw:layer="layout" svg:width="12.785cm" svg:height="0.962cm" svg:x="0.8cm" svg:y="11.23cm">
          <draw:text-box>
            <text:p>This is covered in the QtNoid::App::Settings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itmap_20_1" draw:display-name="Bitmap 1" xlink:href="Pictures/100000000000042100000319ED5FE602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llegamento_20_Internet" style:display-name="Collegamento Internet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Corpo_20_del_20_testo" style:display-name="Corpo del testo" style:family="graphic">
      <style:paragraph-properties fo:margin-top="0cm" fo:margin-bottom="0.436cm" fo:line-height="115%" style:text-autospace="none"/>
    </style:style>
    <style:style style:name="Didascali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Indice" style:family="graphic">
      <style:paragraph-properties style:text-autospace="none"/>
      <style:text-properties style:font-name-complex="Arial1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it" fo:country="IT" style:letter-kerning="true" style:font-name-asian="Segoe UI" style:font-family-asian="'Segoe UI'" style:font-family-generic-asian="roman" style:font-pitch-asian="variable" style:font-size-asian="12pt" style:language-asian="zh" style:country-asian="CN" style:font-name-complex="Arial2" style:font-family-complex="Arial" style:font-pitch-complex="variable" style:font-size-complex="12pt" style:language-complex="hi" style:country-complex="IN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sto_20_preformattato" style:display-name="Testo preformattat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Titolo_20_1" style:display-name="Titolo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Titolo_20_3" style:display-name="Titolo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Microsoft YaHei1" style:font-family-asian="'Microsoft YaHei'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3cm" fo:text-align="end" fo:text-indent="0cm"/>
      <style:text-properties fo:font-size="21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224cm" fo:text-align="end" fo:text-indent="0cm"/>
      <style:text-properties fo:font-size="18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149cm" fo:text-align="end" fo:text-indent="0cm"/>
      <style:text-properties fo:font-size="15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074cm" fo:text-align="end" fo:text-indent="0cm"/>
      <style:text-properties fo:font-size="15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1000003814697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2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_5f_-background" style:display-name="Forestbird_-background" style:family="presentation">
      <style:graphic-properties draw:stroke="none" draw:fill="none" style:repeat="stretch"/>
      <style:text-properties style:letter-kerning="true"/>
    </style:style>
    <style:style style:name="Forestbird_5f_-backgroundobjects" style:display-name="Forestbi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_5f_-notes" style:display-name="Forestbi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orestbird_5f_-outline1" style:display-name="Forestbird_-outline1" style:family="presentation">
      <style:graphic-properties draw:stroke="none" draw:fill="none" draw:auto-grow-height="false" draw:fit-to-size="false" style:shrink-to-fit="true">
        <text:list-style style:name="Forestbird_5f_-outline1" style:display-name="Forestbi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_5f_-outline2" style:display-name="Forestbird_-outline2" style:family="presentation" style:parent-style-name="Forestbird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_5f_-outline3" style:display-name="Forestbird_-outline3" style:family="presentation" style:parent-style-name="Forestbird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_5f_-outline4" style:display-name="Forestbird_-outline4" style:family="presentation" style:parent-style-name="Forestbird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_5f_-outline5" style:display-name="Forestbird_-outline5" style:family="presentation" style:parent-style-name="Forestbird_5f_-outline4">
      <style:paragraph-properties fo:margin-left="0cm" fo:margin-right="0cm" fo:margin-top="0.074cm" fo:margin-bottom="0cm" fo:text-indent="0cm"/>
      <style:text-properties fo:font-size="15pt"/>
    </style:style>
    <style:style style:name="Forestbird_5f_-outline6" style:display-name="Forestbird_-outline6" style:family="presentation" style:parent-style-name="Forestbird_5f_-outline5">
      <style:paragraph-properties fo:margin-left="0cm" fo:margin-right="0cm" fo:margin-top="0.074cm" fo:margin-bottom="0cm" fo:text-indent="0cm"/>
      <style:text-properties fo:font-size="15pt"/>
    </style:style>
    <style:style style:name="Forestbird_5f_-outline7" style:display-name="Forestbird_-outline7" style:family="presentation" style:parent-style-name="Forestbird_5f_-outline6">
      <style:paragraph-properties fo:margin-left="0cm" fo:margin-right="0cm" fo:margin-top="0.074cm" fo:margin-bottom="0cm" fo:text-indent="0cm"/>
      <style:text-properties fo:font-size="15pt"/>
    </style:style>
    <style:style style:name="Forestbird_5f_-outline8" style:display-name="Forestbird_-outline8" style:family="presentation" style:parent-style-name="Forestbird_5f_-outline7">
      <style:paragraph-properties fo:margin-left="0cm" fo:margin-right="0cm" fo:margin-top="0.074cm" fo:margin-bottom="0cm" fo:text-indent="0cm"/>
      <style:text-properties fo:font-size="15pt"/>
    </style:style>
    <style:style style:name="Forestbird_5f_-outline9" style:display-name="Forestbird_-outline9" style:family="presentation" style:parent-style-name="Forestbird_5f_-outline8">
      <style:paragraph-properties fo:margin-left="0cm" fo:margin-right="0cm" fo:margin-top="0.074cm" fo:margin-bottom="0cm" fo:text-indent="0cm"/>
      <style:text-properties fo:font-size="15pt"/>
    </style:style>
    <style:style style:name="Forestbird_5f_-subtitle" style:display-name="Forestbird_-subtitle" style:family="presentation">
      <style:graphic-properties draw:stroke="none" draw:fill="none" draw:textarea-vertical-align="middle">
        <text:list-style style:name="Forestbird_5f_-subtitle" style:display-name="Forestbi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_5f_-title" style:display-name="Forestbird_-title" style:family="presentation">
      <style:graphic-properties draw:stroke="none" draw:fill="none" draw:textarea-vertical-align="middle">
        <text:list-style style:name="Forestbird_5f_-title" style:display-name="Forestbi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2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none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7.13cm" loext:decorative="false"/>
    </style:style>
    <style:style style:name="Mgr4" style:family="graphic" style:parent-style-name="standard">
      <style:graphic-properties draw:stroke="none" draw:fill="none" draw:fill-color="#ffffff" fo:min-height="8.884cm" loext:decorative="false"/>
    </style:style>
    <style:style style:name="Mgr5" style:family="graphic" style:parent-style-name="standard">
      <style:graphic-properties draw:stroke="none" draw:fill="none" draw:fill-color="#ffffff" fo:min-height="9.25cm" loext:decorative="false"/>
    </style:style>
    <style:style style:name="Mgr6" style:family="graphic" style:parent-style-name="standard">
      <style:graphic-properties draw:textarea-vertical-align="middle" draw:auto-grow-height="false" fo:min-height="1.75cm" fo:min-width="28cm" loext:decorative="false"/>
    </style:style>
    <style:style style:name="Mgr7" style:family="graphic">
      <style:graphic-properties loext:decorative="false"/>
    </style:style>
    <style:style style:name="Mgr8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gr9" style:family="graphic" style:parent-style-name="standard">
      <style:graphic-properties draw:fill-color="#74b531" draw:textarea-vertical-align="middle" draw:auto-grow-height="false" fo:min-height="2.5cm" fo:min-width="0.5cm" loext:decorative="false"/>
    </style:style>
    <style:style style:name="Mgr10" style:family="graphic" style:parent-style-name="standard">
      <style:graphic-properties draw:fill-color="#74b531" draw:textarea-vertical-align="middle" draw:auto-grow-height="false" fo:min-height="0.532cm" fo:min-width="2.282cm" loext:decorative="false"/>
    </style:style>
    <style:style style:name="Mgr11" style:family="graphic" style:parent-style-name="standard">
      <style:graphic-properties draw:fill-color="#74b531" draw:textarea-vertical-align="middle" draw:auto-grow-height="false" fo:min-height="0.532cm" fo:min-width="1.782cm" loext:decorative="false"/>
    </style:style>
    <style:style style:name="Mgr12" style:family="graphic" style:parent-style-name="standard">
      <style:graphic-properties draw:fill-color="#74b531" draw:textarea-vertical-align="middle" draw:auto-grow-height="false" fo:min-height="0.532cm" fo:min-width="1.282cm" loext:decorative="false"/>
    </style:style>
    <style:style style:name="Mgr13" style:family="graphic" style:parent-style-name="standard">
      <style:graphic-properties draw:fill-color="#74b531" draw:textarea-vertical-align="middle" draw:auto-grow-height="false" fo:min-height="0.532cm" fo:min-width="0.782cm" loext:decorative="false"/>
    </style:style>
    <style:style style:name="Mgr14" style:family="graphic" style:parent-style-name="standard">
      <style:graphic-properties draw:textarea-vertical-align="middle" draw:auto-grow-height="false" fo:min-height="1.5cm" fo:min-width="27.5cm" loext:decorative="false"/>
    </style:style>
    <style:style style:name="Mgr15" style:family="graphic" style:parent-style-name="standard">
      <style:graphic-properties draw:fill-color="#74b531" draw:textarea-vertical-align="middle" draw:auto-grow-height="false" fo:min-height="2.25cm" fo:min-width="0cm" loext:decorative="false"/>
    </style:style>
    <style:style style:name="Mgr16" style:family="graphic" style:parent-style-name="standard">
      <style:graphic-properties draw:fill-color="#74b531" draw:textarea-vertical-align="middle" draw:auto-grow-height="false" fo:min-height="0.282cm" fo:min-width="1.782cm" loext:decorative="false"/>
    </style:style>
    <style:style style:name="Mgr17" style:family="graphic" style:parent-style-name="standard">
      <style:graphic-properties draw:fill-color="#74b531" draw:textarea-vertical-align="middle" draw:auto-grow-height="false" fo:min-height="0.282cm" fo:min-width="1.282cm" loext:decorative="false"/>
    </style:style>
    <style:style style:name="Mgr18" style:family="graphic" style:parent-style-name="standard">
      <style:graphic-properties draw:fill-color="#74b531" draw:textarea-vertical-align="middle" draw:auto-grow-height="false" fo:min-height="0.282cm" fo:min-width="0.782cm" loext:decorative="false"/>
    </style:style>
    <style:style style:name="Mgr19" style:family="graphic" style:parent-style-name="standard">
      <style:graphic-properties draw:fill-color="#74b531" draw:textarea-vertical-align="middle" draw:auto-grow-height="false" fo:min-height="0.282cm" fo:min-width="0.282cm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Nature_5f_Illust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Nature_5f_Illust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12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Forestbird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5" style:family="presentation" style:parent-style-name="Forestbird_5f_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16" style:family="presentation" style:parent-style-name="Forestbird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Forestbird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74b531"/>
      <style:paragraph-properties fo:text-align="center"/>
    </style:style>
    <style:style style:name="MP11" style:family="paragraph">
      <loext:graphic-properties draw:fill-color="#74b531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" style:display-name="Nature_Illustratio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Nature_5f_Illustration-title" draw:layer="backgroundobjects" svg:width="24.799cm" svg:height="3.722cm" svg:x="0.8cm" svg:y="3.6cm" presentation:class="title" presentation:placeholder="true">
        <draw:text-box/>
      </draw:frame>
      <draw:frame draw:style-name="Mgr3" draw:text-style-name="MP7" draw:layer="backgroundobjects" svg:width="14.399cm" svg:height="7.38cm" svg:x="11.201cm" svg:y="7.62cm">
        <draw:text-box>
          <text:p/>
        </draw:text-box>
      </draw:frame>
      <draw:frame presentation:style-name="Mpr4" draw:text-style-name="MP2" draw:layer="backgroundobjects" svg:width="6.523cm" svg:height="0.486cm" svg:x="0cm" svg:y="15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75cm" svg:height="0.359cm" svg:x="9.576cm" svg:y="1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1.8cm" svg:height="0.6cm" svg:x="25.8cm" svg:y="15.07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Nature_5f_Illustratio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Nature_5f_Illustration-title" draw:layer="backgroundobjects" svg:width="15.265cm" svg:height="10.476cm" svg:x="3.161cm" svg:y="2.123cm" presentation:class="page"/>
        <draw:frame presentation:style-name="Nature_5f_Illustratio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7" draw:layer="backgroundobjects" svg:width="25.199cm" svg:height="9.134cm" svg:x="1.4cm" svg:y="3.685cm">
        <draw:text-box>
          <text:p/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finito-title" draw:layer="backgroundobjects" svg:width="20.354cm" svg:height="10.476cm" svg:x="0.616cm" svg:y="2.123cm" presentation:class="page"/>
        <draw:frame presentation:style-name="Predefinito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draw:style-name="Mgr5" draw:text-style-name="MP7" draw:layer="backgroundobjects" svg:width="25cm" svg:height="9.5cm" svg:x="1.5cm" svg:y="3.5cm">
        <draw:text-box>
          <text:p/>
        </draw:text-box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6" draw:text-style-name="MP9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7">
        <draw:path draw:style-name="Mgr8" draw:text-style-name="MP10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8" draw:text-style-name="MP10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8" draw:text-style-name="MP10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8" draw:text-style-name="MP10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8" draw:text-style-name="MP10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8" draw:text-style-name="MP10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8" draw:text-style-name="MP10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8" draw:text-style-name="MP10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8" draw:text-style-name="MP10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8" draw:text-style-name="MP10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8" draw:text-style-name="MP10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8" draw:text-style-name="MP10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8" draw:text-style-name="MP10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8" draw:text-style-name="MP10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8" draw:text-style-name="MP10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8" draw:text-style-name="MP10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8" draw:text-style-name="MP10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8" draw:text-style-name="MP10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8" draw:text-style-name="MP10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8" draw:text-style-name="MP10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8" draw:text-style-name="MP10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8" draw:text-style-name="MP10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8" draw:text-style-name="MP10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7">
        <draw:path draw:style-name="Mgr8" draw:text-style-name="MP10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8" draw:text-style-name="MP10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8" draw:text-style-name="MP10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8" draw:text-style-name="MP10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8" draw:text-style-name="MP10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8" draw:text-style-name="MP10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8" draw:text-style-name="MP10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8" draw:text-style-name="MP10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8" draw:text-style-name="MP10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8" draw:text-style-name="MP10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8" draw:text-style-name="MP10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8" draw:text-style-name="MP10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8" draw:text-style-name="MP10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8" draw:text-style-name="MP10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8" draw:text-style-name="MP10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8" draw:text-style-name="MP10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8" draw:text-style-name="MP10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8" draw:text-style-name="MP10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8" draw:text-style-name="MP10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8" draw:text-style-name="MP10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8" draw:text-style-name="MP10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8" draw:text-style-name="MP10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8" draw:text-style-name="MP10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8" draw:text-style-name="MP10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8" draw:text-style-name="MP10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8" draw:text-style-name="MP10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8" draw:text-style-name="MP10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8" draw:text-style-name="MP10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8" draw:text-style-name="MP10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8" draw:text-style-name="MP10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8" draw:text-style-name="MP10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8" draw:text-style-name="MP10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8" draw:text-style-name="MP10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8" draw:text-style-name="MP10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8" draw:text-style-name="MP10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8" draw:text-style-name="MP10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8" draw:text-style-name="MP10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8" draw:text-style-name="MP10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9" draw:text-style-name="MP11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0" draw:text-style-name="MP11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1" draw:text-style-name="MP11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2" draw:text-style-name="MP11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3" draw:text-style-name="MP11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9" draw:text-style-name="MP11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1" draw:text-style-name="MP11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2" draw:text-style-name="MP11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3" draw:text-style-name="MP11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g draw:style-name="Mgr7">
        <draw:path draw:style-name="Mgr8" draw:text-style-name="MP10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8" draw:text-style-name="MP10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8" draw:text-style-name="MP10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8" draw:text-style-name="MP10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8" draw:text-style-name="MP10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8" draw:text-style-name="MP10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8" draw:text-style-name="MP10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8" draw:text-style-name="MP10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7">
        <draw:path draw:style-name="Mgr8" draw:text-style-name="MP10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8" draw:text-style-name="MP10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8" draw:text-style-name="MP10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8" draw:text-style-name="MP10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8" draw:text-style-name="MP10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8" draw:text-style-name="MP10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8" draw:text-style-name="MP10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8" draw:text-style-name="MP10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draw:frame presentation:style-name="Forestbir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Forestbird-title" draw:layer="backgroundobjects" svg:width="15.265cm" svg:height="10.476cm" svg:x="3.161cm" svg:y="2.123cm" presentation:class="page"/>
        <draw:frame presentation:style-name="Forestbird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_5f_" style:display-name="Forestbird_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_5f_-title" draw:layer="backgroundobjects" svg:width="25cm" svg:height="2.5cm" svg:x="1.5cm" svg:y="0.5cm" presentation:class="title" presentation:placeholder="true">
        <draw:text-box/>
      </draw:frame>
      <draw:frame draw:style-name="Mgr5" draw:text-style-name="MP7" draw:layer="backgroundobjects" svg:width="25cm" svg:height="9.5cm" svg:x="1.5cm" svg:y="3.5cm">
        <draw:text-box>
          <text:p/>
        </draw:text-box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4" draw:text-style-name="MP9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7">
        <draw:path draw:style-name="Mgr8" draw:text-style-name="MP10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8" draw:text-style-name="MP10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8" draw:text-style-name="MP10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8" draw:text-style-name="MP10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8" draw:text-style-name="MP10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8" draw:text-style-name="MP10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8" draw:text-style-name="MP10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8" draw:text-style-name="MP10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8" draw:text-style-name="MP10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8" draw:text-style-name="MP10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8" draw:text-style-name="MP10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8" draw:text-style-name="MP10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8" draw:text-style-name="MP10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8" draw:text-style-name="MP10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8" draw:text-style-name="MP10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8" draw:text-style-name="MP10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8" draw:text-style-name="MP10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8" draw:text-style-name="MP10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8" draw:text-style-name="MP10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8" draw:text-style-name="MP10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8" draw:text-style-name="MP10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8" draw:text-style-name="MP10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8" draw:text-style-name="MP10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7">
        <draw:path draw:style-name="Mgr8" draw:text-style-name="MP10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8" draw:text-style-name="MP10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8" draw:text-style-name="MP10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8" draw:text-style-name="MP10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8" draw:text-style-name="MP10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8" draw:text-style-name="MP10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8" draw:text-style-name="MP10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8" draw:text-style-name="MP10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8" draw:text-style-name="MP10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8" draw:text-style-name="MP10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8" draw:text-style-name="MP10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8" draw:text-style-name="MP10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8" draw:text-style-name="MP10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8" draw:text-style-name="MP10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8" draw:text-style-name="MP10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8" draw:text-style-name="MP10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8" draw:text-style-name="MP10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8" draw:text-style-name="MP10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8" draw:text-style-name="MP10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8" draw:text-style-name="MP10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8" draw:text-style-name="MP10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8" draw:text-style-name="MP10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8" draw:text-style-name="MP10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8" draw:text-style-name="MP10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8" draw:text-style-name="MP10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8" draw:text-style-name="MP10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8" draw:text-style-name="MP10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8" draw:text-style-name="MP10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8" draw:text-style-name="MP10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8" draw:text-style-name="MP10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8" draw:text-style-name="MP10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8" draw:text-style-name="MP10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8" draw:text-style-name="MP10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8" draw:text-style-name="MP10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8" draw:text-style-name="MP10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8" draw:text-style-name="MP10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8" draw:text-style-name="MP10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8" draw:text-style-name="MP10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15" draw:text-style-name="MP11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6" draw:text-style-name="MP11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7" draw:text-style-name="MP11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8" draw:text-style-name="MP11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9" draw:text-style-name="MP11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5" draw:text-style-name="MP11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7" draw:text-style-name="MP11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8" draw:text-style-name="MP11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9" draw:text-style-name="MP11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g draw:style-name="Mgr7">
        <draw:path draw:style-name="Mgr8" draw:text-style-name="MP10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8" draw:text-style-name="MP10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8" draw:text-style-name="MP10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8" draw:text-style-name="MP10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8" draw:text-style-name="MP10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8" draw:text-style-name="MP10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8" draw:text-style-name="MP10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8" draw:text-style-name="MP10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7">
        <draw:path draw:style-name="Mgr8" draw:text-style-name="MP10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8" draw:text-style-name="MP10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8" draw:text-style-name="MP10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8" draw:text-style-name="MP10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8" draw:text-style-name="MP10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8" draw:text-style-name="MP10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8" draw:text-style-name="MP10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8" draw:text-style-name="MP10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draw:frame presentation:style-name="Forestbird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Forestbird_5f_-title" draw:layer="backgroundobjects" svg:width="15.265cm" svg:height="10.476cm" svg:x="3.161cm" svg:y="2.123cm" presentation:class="page"/>
        <draw:frame presentation:style-name="Forestbird_5f_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7-10-20T23:41:18.137000000</meta:creation-date>
    <meta:generator>LibreOffice/25.2.5.2$Windows_X86_64 LibreOffice_project/03d19516eb2e1dd5d4ccd751a0d6f35f35e08022</meta:generator>
    <dc:date>2025-09-30T10:42:53.998036700</dc:date>
    <meta:editing-duration>PT43M59S</meta:editing-duration>
    <meta:editing-cycles>16</meta:editing-cycles>
    <meta:document-statistic meta:object-count="276"/>
  </office:meta>
</office:document-meta>
</file>